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IGPLANStyleMacros/UserFormInitialize.xml" manifest:media-type="text/xml"/>
  <manifest:file-entry manifest:full-path="Basic/SIGPLANStyleMacros/TestMacros.xml" manifest:media-type="text/xml"/>
  <manifest:file-entry manifest:full-path="Basic/SIGPLANStyleMacros/Bibliography.xml" manifest:media-type="text/xml"/>
  <manifest:file-entry manifest:full-path="Basic/SIGPLANStyleMacros/UserFormBibliography.xml" manifest:media-type="text/xml"/>
  <manifest:file-entry manifest:full-path="Basic/SIGPLANStyleMacros/UserInterface.xml" manifest:media-type="text/xml"/>
  <manifest:file-entry manifest:full-path="Basic/SIGPLANStyleMacros/Formatting.xml" manifest:media-type="text/xml"/>
  <manifest:file-entry manifest:full-path="Basic/SIGPLANStyleMacros/FormFinalTouches.xml" manifest:media-type="text/xml"/>
  <manifest:file-entry manifest:full-path="Basic/SIGPLANStyleMacros/ThisDocument.xml" manifest:media-type="text/xml"/>
  <manifest:file-entry manifest:full-path="Basic/SIGPLANStyleMacros/UserFormMenu.xml" manifest:media-type="text/xml"/>
  <manifest:file-entry manifest:full-path="Basic/SIGPLANStyleMacros/script-lb.xml" manifest:media-type="text/xml"/>
  <manifest:file-entry manifest:full-path="Basic/SIGPLANStyleMacros/Constants.xml" manifest:media-type="text/xml"/>
  <manifest:file-entry manifest:full-path="Basic/SIGPLANStyleMacros/NewMacros.xml" manifest:media-type="text/xml"/>
  <manifest:file-entry manifest:full-path="Basic/Standard/script-lb.xml" manifest:media-type="text/xml"/>
  <manifest:file-entry manifest:full-path="Dialogs/dialog-lc.xml" manifest:media-type="text/xml"/>
  <manifest:file-entry manifest:full-path="Dialogs/SIGPLANStyleMacros/UserFormMenu.xml" manifest:media-type="text/xml"/>
  <manifest:file-entry manifest:full-path="Dialogs/SIGPLANStyleMacros/dialog-lb.xml" manifest:media-type="text/xml"/>
  <manifest:file-entry manifest:full-path="Dialogs/SIGPLANStyleMacros/FormFinalTouches.xml" manifest:media-type="text/xml"/>
  <manifest:file-entry manifest:full-path="Dialogs/SIGPLANStyleMacros/UserFormBibliography.xml" manifest:media-type="text/xml"/>
  <manifest:file-entry manifest:full-path="Dialogs/SIGPLANStyleMacros/UserFormInitialize.xml" manifest:media-type="text/xml"/>
  <manifest:file-entry manifest:full-path="Dialogs/Standard/dialog-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78cm" table:align="left" style:writing-mode="lr-tb"/>
    </style:style>
    <style:style style:name="Tabelle1.A" style:family="table-column">
      <style:table-column-properties style:column-width="8.89cm"/>
    </style:style>
    <style:style style:name="Tabelle1.1" style:family="table-row">
      <style:table-row-properties fo:keep-together="auto"/>
    </style:style>
    <style:style style:name="Tabelle1.A1" style:family="table-cell">
      <style:table-cell-properties style:vertical-align="top" fo:padding-left="0cm" fo:padding-right="0cm" fo:padding-top="0.6cm" fo:padding-bottom="1.764cm" fo:border="none" style:writing-mode="lr-tb"/>
    </style:style>
    <style:style style:name="Tabelle2" style:family="table">
      <style:table-properties style:width="8.467cm" table:align="left" style:writing-mode="lr-tb"/>
    </style:style>
    <style:style style:name="Tabelle2.A" style:family="table-column">
      <style:table-column-properties style:column-width="7.736cm"/>
    </style:style>
    <style:style style:name="Tabelle2.B" style:family="table-column">
      <style:table-column-properties style:column-width="0.73cm"/>
    </style:style>
    <style:style style:name="Tabelle2.1" style:family="table-row">
      <style:table-row-properties fo:keep-together="always"/>
    </style:style>
    <style:style style:name="Tabelle2.A1" style:family="table-cell">
      <style:table-cell-properties style:vertical-align="top" fo:padding="0cm" fo:border="none" style:writing-mode="lr-tb"/>
    </style:style>
    <style:style style:name="Tabelle2.B1" style:family="table-cell">
      <style:table-cell-properties style:vertical-align="middle" fo:padding="0cm" fo:border="none" style:writing-mode="lr-tb"/>
    </style:style>
    <style:style style:name="P1" style:family="paragraph" style:parent-style-name="Standard">
      <style:paragraph-properties fo:margin-top="0cm" fo:margin-bottom="0cm" loext:contextual-spacing="false" fo:line-height="100%" fo:text-align="center" style:justify-single-word="false"/>
      <style:text-properties fo:color="#000000" style:font-name="Liberation Serif"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00%"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00%" fo:text-align="center" style:justify-single-word="false"/>
      <style:text-properties style:font-name="Liberation Serif" fo:font-size="12pt" style:font-size-asian="12pt" style:font-size-complex="12pt"/>
    </style:style>
    <style:style style:name="P5" style:family="paragraph" style:parent-style-name="Standard" style:master-page-name="Standard">
      <style:paragraph-properties fo:text-align="center" style:justify-single-word="false" style:page-number="auto"/>
      <style:text-properties fo:font-variant="normal" fo:text-transform="none" fo:color="#333333" style:font-name="Calibri" fo:font-size="20pt" fo:letter-spacing="normal" fo:font-style="normal" fo:font-weight="bold" style:font-size-asian="20pt" style:font-style-asian="normal" style:font-weight-asian="bold" style:font-size-complex="20pt" style:font-style-complex="normal" style:font-weight-complex="bold"/>
    </style:style>
    <style:style style:name="P6" style:family="paragraph" style:parent-style-name="Standard">
      <style:paragraph-properties fo:margin-top="0cm" fo:margin-bottom="0cm" loext:contextual-spacing="false" fo:line-height="100%" fo:text-align="center" style:justify-single-word="false"/>
      <style:text-properties fo:color="#000000" style:font-name="Liberation Serif" fo:font-size="12pt" fo:font-style="italic" fo:font-weight="normal" style:font-size-asian="12pt" style:font-style-asian="italic" style:font-weight-asian="normal" style:font-size-complex="12pt" style:font-weight-complex="normal"/>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style:font-size-asian="12pt" style:font-size-complex="12pt"/>
    </style:style>
    <style:style style:name="P10" style:family="paragraph" style:parent-style-name="SIGPLAN_20_Section_20_heading">
      <style:text-properties fo:language="de" fo:country="DE" style:language-asian="de" style:country-asian="DE"/>
    </style:style>
    <style:style style:name="P11" style:family="paragraph" style:parent-style-name="SIGPLAN_20_List_20_item" style:list-style-name="WW8Num5"/>
    <style:style style:name="P12" style:family="paragraph" style:parent-style-name="SIGPLAN_20_List_20_item" style:list-style-name="WW8Num6"/>
    <style:style style:name="P13" style:family="paragraph" style:parent-style-name="SIGPLAN_20_List_20_item" style:list-style-name="WW8Num20"/>
    <style:style style:name="P14" style:family="paragraph" style:parent-style-name="SIGPLAN_20_Appendix_20_heading">
      <style:paragraph-properties>
        <style:tab-stops/>
      </style:paragraph-properties>
    </style:style>
    <style:style style:name="P15" style:family="paragraph">
      <loext:graphic-properties draw:fill="none" draw:fill-color="#ffffff"/>
      <style:paragraph-properties fo:text-align="center" style:writing-mode="lr-tb"/>
    </style:style>
    <style:style style:name="P16" style:family="paragraph">
      <style:paragraph-properties fo:margin-top="0.035cm" fo:margin-bottom="0cm" fo:line-height="0.353cm" fo:text-align="start" style:writing-mode="lr-tb"/>
    </style:style>
    <style:style style:name="P17" style:family="paragraph">
      <loext:graphic-properties draw:fill="solid" draw:fill-color="#ffffff"/>
      <style:paragraph-properties fo:margin-top="0.035cm" fo:margin-bottom="0cm" fo:line-height="0.353cm" fo:text-align="start" style:writing-mode="lr-tb"/>
    </style:style>
    <style:style style:name="P18" style:family="paragraph">
      <style:paragraph-properties fo:margin-top="0.035cm" fo:margin-bottom="0cm" fo:line-height="0.353cm" fo:text-align="center" style:writing-mode="lr-tb"/>
    </style:style>
    <style:style style:name="P19" style:family="paragraph">
      <loext:graphic-properties draw:fill="solid" draw:fill-color="#ffffff"/>
      <style:paragraph-properties fo:margin-top="0.035cm" fo:margin-bottom="0cm" fo:line-height="0.353cm" fo:text-align="center" style:writing-mode="lr-tb"/>
    </style:style>
    <style:style style:name="T1" style:family="text">
      <style:text-properties fo:font-style="italic" style:font-style-asian="italic"/>
    </style:style>
    <style:style style:name="T2" style:family="text">
      <style:text-properties fo:font-style="normal" fo:font-weight="normal" style:font-style-asian="normal" style:font-weight-asian="normal"/>
    </style:style>
    <style:style style:name="T3" style:family="text">
      <style:text-properties fo:font-weight="bold" style:font-weight-asian="bold"/>
    </style:style>
    <style:style style:name="T4" style:family="text">
      <style:text-properties fo:font-size="7pt" style:font-size-asian="7pt"/>
    </style:style>
    <style:style style:name="T5" style:family="text">
      <style:text-properties fo:font-size="12pt" style:font-size-asian="12pt" style:font-size-complex="12pt"/>
    </style:style>
    <style:style style:name="T6" style:family="text">
      <style:text-properties officeooo:rsid="0016af43"/>
    </style:style>
    <style:style style:name="T7" style:family="text"/>
    <style:style style:name="T8" style:family="text">
      <style:text-properties style:use-window-font-color="true" style:font-name="Times New Roman" fo:font-size="9pt" fo:language="en" fo:country="US" fo:font-weight="bold" style:font-name-asian="Times New Roman" style:font-size-asian="9pt" style:font-weight-asian="bold" style:font-name-complex="Times New Roman" style:font-size-complex="10pt" style:language-complex="ar" style:country-complex="SA"/>
    </style:style>
    <style:style style:name="T9" style:family="text">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Sect1" style:family="section">
      <style:section-properties style:writing-mode="lr-tb" style:editable="false">
        <style:columns fo:column-count="2" fo:column-gap="0.847cm">
          <style:column style:rel-width="32767*" fo:start-indent="0cm" fo:end-indent="0.423cm"/>
          <style:column style:rel-width="32768*" fo:start-indent="0.423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fo:margin-left="0.319cm" fo:margin-right="0.319cm" fo:margin-top="0.706cm" fo:margin-bottom="0.706cm" style:run-through="foreground" style:wrap="parallel" style:number-wrapped-paragraphs="no-limit" style:wrap-contour="false" style:vertical-pos="top" style:vertical-rel="page-content" style:horizontal-pos="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none" draw:fill="solid" draw:fill-color="#ffffff" draw:textarea-horizontal-align="justify" draw:textarea-vertical-align="top" draw:auto-grow-height="true" fo:min-height="7.474cm" fo:min-width="17.78cm" fo:padding-top="0cm" fo:padding-bottom="0cm" fo:padding-left="0cm" fo:padding-right="0cm" fo:wrap-option="wrap" draw:shadow-color="#808080" style:run-through="foreground"/>
    </style:style>
    <style:style style:name="gr6" style:family="graphic">
      <style:graphic-properties fo:margin-left="0.319cm" fo:margin-right="0.319cm" fo:margin-top="0.706cm" fo:margin-bottom="0.706cm" style:run-through="foreground" style:wrap="parallel" style:number-wrapped-paragraphs="no-limit" style:wrap-contour="false" style:vertical-pos="bottom" style:vertical-rel="page-content" style:horizontal-pos="left" style:horizontal-rel="paragraph" draw:wrap-influence-on-position="once-concurrent" style:flow-with-text="false"/>
    </style:style>
    <style:style style:name="gr7" style:family="graphic">
      <style:graphic-properties draw:stroke="none" draw:fill="solid" draw:fill-color="#ffffff" draw:textarea-horizontal-align="justify" draw:textarea-vertical-align="top" draw:auto-grow-height="true" fo:min-height="0.624cm" fo:min-width="8.467cm" fo:padding-top="0cm" fo:padding-bottom="0cm" fo:padding-left="0cm" fo:padding-right="0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Equation"/>
        <text:sequence-decl text:display-outline-level="0" text:name="SIGPLAN_Theorem"/>
        <text:sequence-decl text:display-outline-level="0" text:name="SIGPLAN_Lemma"/>
        <text:sequence-decl text:display-outline-level="0" text:name="Reference"/>
      </text:sequence-decls>
      <text:p text:style-name="P5">Automatisiertes Software Testing</text:p>
      <table:table table:name="Tabelle1" table:style-name="Tabelle1">
        <table:table-column table:style-name="Tabelle1.A" table:number-columns-repeated="2"/>
        <table:table-row table:style-name="Tabelle1.1">
          <table:table-cell table:style-name="Tabelle1.A1" office:value-type="string">
            <text:p text:style-name="SIGPLAN_20_Author_20_name">Katharina Ziegler</text:p>
            <text:p text:style-name="P1">Matrikel Nummer 791521</text:p>
            <text:p text:style-name="P1">Korbinianstraße 18</text:p>
            <text:p text:style-name="P1">82515 Wolfratshausen</text:p>
            <text:p text:style-name="P6">Tel 017623494763</text:p>
          </table:table-cell>
          <table:table-cell table:style-name="Tabelle1.A1" office:value-type="string">
            <text:p text:style-name="P2">Beuth Hochschule für Technik Berlin</text:p>
            <text:p text:style-name="P2">Wissenschaftliche Projektarbeit</text:p>
            <text:p text:style-name="P4">Studiengang </text:p>
            <text:p text:style-name="P4">Medieninformatik Bachelor online</text:p>
            <text:p text:style-name="P3">WS 2016/17</text:p>
          </table:table-cell>
        </table:table-row>
      </table:table>
      <text:section text:style-name="Sect1" text:name="Bereich1">
        <text:list xml:id="list6247669857575115625" text:style-name="WW8Num18">
          <text:list-item>
            <text:h text:style-name="SIGPLAN_20_Abstract_20_heading" text:outline-level="1"/>
          </text:list-item>
        </text:list>
        <text:p text:style-name="SIGPLAN_20_Paragraph_20_1">This Word template can be used to prepare papers for ACM SIGPLAN conference proceedings. It is based on a Latex style file designed for SIGPLAN by Paul C. Anagnostopoulos. The template comes with a set of formatting styles, and also with some macros for applying finishing touches and for handling bibliographic references. Macros must be admitted to enjoy the more advanced features (including support for cross referencing of figures, equations etc.). Note that using this template properly requires some proficiency in Word. Please send all issues regarding the template (not Word!) to <text:span text:style-name="SIGPLAN_20_Computer">steimann</text:span>, hosted by <text:span text:style-name="SIGPLAN_20_Computer">acm.org</text:span>.</text:p>
        <text:h text:style-name="SIGPLAN_20_Paragraph_2f_Subparagraph_20_heading" text:outline-level="4"><text:span text:style-name="SIGPLAN_20_Paragraph_20_heading">Categories and Subject Descriptors</text:span><text:span text:style-name="SIGPLAN_20_Paragraph_20_heading"><text:span text:style-name="T2"> </text:span></text:span>D.3.3 [<text:span text:style-name="T3">Programming Languages</text:span>]: Language Constructs and Features – abstract data types, polymorphism, control structures. <text:span text:style-name="T1">This is just an example, please use the correct category and subject descriptors for your submission from the ACM Computing Classification Scheme found at</text:span> <text:span text:style-name="SIGPLAN_20_Computer">http://www.acm.org/class/1998/</text:span></text:h>
        <text:h text:style-name="SIGPLAN_20_Paragraph_2f_Subparagraph_20_heading" text:outline-level="4"><text:span text:style-name="SIGPLAN_20_Paragraph_20_heading">General Terms</text:span><text:span text:style-name="SIGPLAN_20_Paragraph_20_heading"><text:span text:style-name="T2"> </text:span></text:span><text:span text:style-name="T1">Your general terms must be any of the following 16 designated terms</text:span>: Algorithms, Management, Measurement, Documentation, Performance, Design, Economics, Reliability, Experimentation, Security, Human Factors, Standardization, Languages, Theory, Legal Aspects, Verification.</text:h>
        <text:h text:style-name="SIGPLAN_20_Paragraph_2f_Subparagraph_20_heading" text:outline-level="4"><text:span text:style-name="SIGPLAN_20_Paragraph_20_heading">Keywords</text:span><text:span text:style-name="SIGPLAN_20_Paragraph_20_heading"><text:span text:style-name="T2"> </text:span></text:span><text:span text:style-name="T1">Keywords are your own designated keywords, separated by semicolons. E.g.</text:span>: proof checker; proof-carrying cod<text:bookmark text:name="_Ref156787245"/></text:h>
        <text:p text:style-name="P7">Einführung</text:p>
        <text:p text:style-name="P9"/>
        <text:p text:style-name="Standard"><text:span text:style-name="T5">Software Entwickler kennen alle die Geschichten der Explosion der Ariane Rakete, verursacht durch eine ungültige Datentypkonvertierung oder vom Arbeitslosengeld, welches seine Empfänger nicht erreicht, weil die Kontonummern mit weniger als 10 Stellen rechtsbündig eingerückt wurden. (</text:span><text:a xlink:type="simple" xlink:href="http://www.math.umn.edu/~arnold/disasters/ariane.html" text:style-name="Internet_20_link" text:visited-style-name="Visited_20_Internet_20_Link"><text:span text:style-name="T5">http://www.math.umn.edu/~arnold/disasters/ariane.html</text:span></text:a><text:span text:style-name="T5">, </text:span><text:a xlink:type="simple" xlink:href="http://www.heise.de/newsticker/meldung/Hartz-IV-GAU-bei-der-Arbeitslosengeld-II-Zahlung-Update-124331.html" text:style-name="Internet_20_link" text:visited-style-name="Visited_20_Internet_20_Link"><text:span text:style-name="T5">http://www.heise.de/newsticker/meldung/Hartz-IV-GAU-bei-der-Arbeitslosengeld-II-Zahlung-Update-124331.html</text:span></text:a><text:span text:style-name="T5">)</text:span></text:p>
        <text:p text:style-name="P9">Trotzdem ist das <text:s/>Testen der entwickelten Software mehr eine lästige Pflicht als eine interessante Aufgabe.</text:p>
        <text:p text:style-name="P9">Getrieben durch die stetig wachsende Komplexität, Integrationsgrad und insbesondere die hohe Abhängigkeit von Software Systemen, wird der Software Test strategisch immer bedeutender.</text:p>
        <text:p text:style-name="P8">(Softwaretechnik, Pearson 2010, Grechening, Bernhart, Breiteneder, Kappel)</text:p>
        <text:p text:style-name="P8"/>
        <text:p text:style-name="P9">Kleinere Projekte, mit einem überschaubarem Entwicklerteam und ebenso überschaubaren Code, haben es leichter mit den üblichen Methoden eine gute Testabdeckung zu erreichen.</text:p>
        <text:p text:style-name="P8">Die Kommunikation unter den Entwicklern ist mit weniger Personen einfacher und die Menge der möglichen Fehler (Bugs) ist aufgrund der Projektgröße geringer. Was nicht heißt, dass die Komplexität ebenfalls gering sein muss.</text:p>
        <text:p text:style-name="P8"/>
        <text:p text:style-name="P8">Bei größeren Projekten mit einem Entwicklerteam, welches eventuell weltweit verstreut tätig ist, und einer enormen Menge von Software Komponenten, wird das schwierig.</text:p>
        <text:list xml:id="list2344409017608225267" text:style-name="WW8Num9">
          <text:list-item>
            <text:h text:style-name="SIGPLAN_20_Section_20_heading" text:outline-level="1">Fonts</text:h>
          </text:list-item>
        </text:list>
        <text:p text:style-name="SIGPLAN_20_Paragraph_20_1">This template uses Times New Roman for all standard text and headings, <text:span text:style-name="SIGPLAN_20_Computer">Trebuchet MS</text:span> for email and other computer expressions (the <text:span text:style-name="SIGPLAN_20_Computer">SIGPLAN Computer</text:span> character style), and <text:span text:style-name="SIGPLAN_20_Code">Lucida Console</text:span> for fixed character width expressions (code; the <text:span text:style-name="SIGPLAN_20_Computer">SIGPLAN Code</text:span> character style).</text:p>
        <text:list xml:id="list110907712626281" text:continue-numbering="true" text:style-name="WW8Num9">
          <text:list-item>
            <text:h text:style-name="P10" text:outline-level="1">Paragraphs</text:h>
          </text:list-item>
        </text:list>
        <text:p text:style-name="SIGPLAN_20_Paragraph_20_1">The first paragraph after a section heading is not indented. Use <text:span text:style-name="SIGPLAN_20_Computer">SIGPLAN Paragraph 1</text:span> for first paragraphs. (You get one automatically by pressing Return at the end of a heading paragraph.) The <text:span text:style-name="SIGPLAN_20_Computer">SIGPLAN Paragraph 1</text:span> style may also be used after lists, equations, enunciations, etc., if the paragraph is a logical continuation of the previous one.</text:p>
        <text:p text:style-name="SIGPLAN_20_Paragraph"><text:soft-page-break/>All other paragraphs are indented.</text:p>
        <text:p text:style-name="SIGPLAN_20_Paragraph">An alternative SIGPLAN style prescribes all non-indented paragraphs with a space of 5 points in between (but only between consecutive paragraphs, not between a paragraph and a heading). This is currently not supported by this template.</text:p>
        <text:list xml:id="list110906410731302" text:continue-numbering="true" text:style-name="WW8Num9">
          <text:list-item>
            <text:h text:style-name="SIGPLAN_20_Section_20_heading" text:outline-level="1">Section Headings</text:h>
          </text:list-item>
        </text:list>
        <text:p text:style-name="SIGPLAN_20_Paragraph_20_1">Use the <text:span text:style-name="SIGPLAN_20_Computer">SIGPLAN Section heading</text:span>, <text:span text:style-name="SIGPLAN_20_Computer">Subsection heading</text:span>, and <text:span text:style-name="SIGPLAN_20_Computer">Sub-subsection heading</text:span> paragraph styles for the first three levels of your outline. Note that cross referencing of heading numbers does not work as expected, presumably because these three styles are user-defined and do not override the built-in ones.</text:p>
        <text:p text:style-name="SIGPLAN_20_Paragraph">Spurious space above paragraphs at the top of a column (as above) should be removed. This can be done by executing the Finishing Touches macro, which is started by pressing <text:span text:style-name="SIGPLAN_20_Computer">Alt + Ctrl + </text:span><text:bookmark-start text:name="_Ref154369472"/><text:span text:style-name="SIGPLAN_20_Computer">f</text:span>.<text:span text:style-name="Footnote_20_Symbol"><text:note text:id="ftn1" text:note-class="footnote"><text:note-citation>1</text:note-citation><text:note-body><text:p text:style-name="Footnote"><text:s/>If macros are deactivated, you must activate them first, using Word’s <text:span text:style-name="SIGPLAN_20_Computer"><text:span text:style-name="T4">Extras &gt; Options &gt; Security &gt; Macro security settings</text:span></text:span>.</text:p></text:note-body></text:note></text:span><text:bookmark-end text:name="_Ref154369472"/></text:p>
        <text:list xml:id="list110908052907901" text:continue-numbering="true" text:style-name="WW8Num9">
          <text:list-item>
            <text:list>
              <text:list-item>
                <text:h text:style-name="SIGPLAN_20_Subsection_20_heading" text:outline-level="2">Subsection headings</text:h>
                <text:list>
                  <text:list-item>
                    <text:h text:style-name="SIGPLAN_20_Sub-subsection_20_heading" text:outline-level="3">Sub-subsection headings</text:h>
                  </text:list-item>
                </text:list>
              </text:list-item>
            </text:list>
          </text:list-item>
        </text:list>
        <text:p text:style-name="SIGPLAN_20_Paragraph_20_1">Spurious space between adjacent headings (as above) should also be removed. This can also be done by the macro.</text:p>
        <text:h text:style-name="SIGPLAN_20_Paragraph_2f_Subparagraph_20_heading" text:outline-level="4"><text:span text:style-name="SIGPLAN_20_Paragraph_20_heading">D-Heads</text:span><text:span text:style-name="SIGPLAN_20_Paragraph_20_heading"><text:span text:style-name="T2"> </text:span></text:span>Use <text:span text:style-name="SIGPLAN_20_Computer">SIGPLAN Paragraph/Subparagraph heading</text:span> paragraph style to format the whole paragraph, and <text:span text:style-name="SIGPLAN_20_Computer">SIGPLAN Paragraph heading</text:span> character style to format the heading portion of the paragraph (by marking it and applying the style). Use an em space to separate the heading from the rest of the paragraph. You can insert a default heading and the em space by selecting <text:span text:style-name="SIGPLAN_20_Computer">Insert &gt; AutoText &gt; SIGPLAN Paragraph heading</text:span> from the menu.</text:h>
        <text:p text:style-name="SIGPLAN_20_Paragraph">Following paragraphs are formatted with <text:span text:style-name="SIGPLAN_20_Computer">SIGPLAN Paragraph</text:span> (indented, with no space in between).</text:p>
        <text:h text:style-name="SIGPLAN_20_Paragraph_2f_Subparagraph_20_heading" text:outline-level="4"><text:span text:style-name="SIGPLAN_20_Subparagraph_20_heading">E-Heads</text:span><text:span text:style-name="SIGPLAN_20_Paragraph_20_heading"><text:span text:style-name="T2"> </text:span></text:span>Same as D-Heads, but use <text:span text:style-name="SIGPLAN_20_Computer">SIGPLAN Subparagraph heading</text:span> instead of <text:span text:style-name="SIGPLAN_20_Computer">SIGPLAN Paragraph heading</text:span> character style to format the heading portion of the paragraph.</text:h>
        <text:list xml:id="list110906919989653" text:continue-numbering="true" text:style-name="WW8Num9">
          <text:list-item>
            <text:h text:style-name="SIGPLAN_20_Section_20_heading" text:outline-level="1"><draw:g text:anchor-type="char" draw:z-index="0" draw:style-name="gr1"><draw:g draw:style-name="gr2"><draw:rect draw:style-name="gr3" draw:text-style-name="P15" svg:width="17.781cm" svg:height="3.608cm" svg:x="-7.412cm" svg:y="0.708cm"><text:p/></draw:rect><draw:line draw:style-name="gr4" draw:text-style-name="P15" svg:x1="-7.412cm" svg:y1="4.261cm" svg:x2="10.225cm" svg:y2="0.707cm"><text:p/></draw:line><draw:line draw:style-name="gr4" draw:text-style-name="P15" svg:x1="-7.269cm" svg:y1="0.709cm" svg:x2="10.368cm" svg:y2="4.263cm"><text:p/></draw:line></draw:g><draw:frame draw:style-name="gr5" draw:text-style-name="P17" svg:width="17.781cm" svg:height="7.474cm" svg:x="-7.412cm" svg:y="4.368cm"><draw:text-box><text:p text:style-name="P16"><text:span text:style-name="T8">Figure 1. </text:span><text:span text:style-name="T9">This figure caption is formatted with the SIGPLAN Figure caption paragraph style. The label “Figure 1” has been inserted by selecting Insert &gt; AutoText &gt; SIGPLAN Figure from the menu (which also inserts the period and the obligatory trailing en space). The label can be cross referenced from the main text using Word’s cross referencing facility, i.e. by selecting Insert &gt; Reference &gt; Cross Reference and then SIGPLAN Figure as the category. Cross references usually adopt the style of the source in Word, so you have to reformat it, e.g. by selecting the cross reference and pressing Ctrl + Space, and by adding the \* MERGEFORMAT switch to the corresponding field expression (as in { REF _Ref154328964 \h \* MERGEFORMAT }). You can have the latter done automatically by executing the Finishing Touches macro. Note that the caption was grouped with the figure pane (so Word keeps them together), and the group’s properties were set to make it appear at top left of text area, with distance to text 20 points above/below (Word actually applies this space depending on where the figure is placed). The whole thing is anchored, so it moves from page to page with the paragraph containing the anchor. However, you can drag the anchor to whichever paragraph (and thus page) you want. There may be better ways to do figures in Word, but unfortunately I don’t know any. in the references section at the end of this paper d be thnces with plain text (Alt style. However, in order to cross-reference in the references section at the end of this paper d be thnces with plain text (Alt style. However, in order to cross-reference </text:span></text:p></draw:text-box></draw:frame></draw:g>Figures</text:h>
          </text:list-item>
        </text:list>
        <text:p text:style-name="SIGPLAN_20_Paragraph_20_1">Figures should be placed at top or bottom of page and can span one (240 points wide) or both columns (504 points wide). The latter implies that the caption must be placed in a text field. Use the <text:span text:style-name="SIGPLAN_20_Computer">SIGPLAN Figure caption</text:span> paragraph style to format the caption, and set ‘Figure n.’ (including the period) in boldface. Insert an en space behind the period. As with paragraph and subparagraph headings above, you can have the caption inserted automatically by selecting <text:span text:style-name="SIGPLAN_20_Computer">Insert &gt; AutoText &gt; SIGPLAN Figure</text:span>. Note that you can group the figure and the text field containing the caption to keep them together. If you don’t know how to do this, try to use <text:bookmark-ref text:reference-format="text" text:ref-name="_Ref154328964">Fehler: Referenz nicht gefunden</text:bookmark-ref> as an example.</text:p>
        <text:p text:style-name="SIGPLAN_20_Paragraph"><draw:g text:anchor-type="char" draw:z-index="1" draw:style-name="gr6"><draw:g draw:style-name="gr2"><draw:rect draw:style-name="gr3" draw:text-style-name="P15" svg:width="8.467cm" svg:height="4.007cm" svg:x="0.319cm" svg:y="17.466cm"><text:p/></draw:rect><draw:line draw:style-name="gr4" draw:text-style-name="P15" svg:x1="0.319cm" svg:y1="21.41cm" svg:x2="8.719cm" svg:y2="17.464cm"><text:p/></draw:line><draw:line draw:style-name="gr4" draw:text-style-name="P15" svg:x1="0.386cm" svg:y1="17.466cm" svg:x2="8.786cm" svg:y2="21.412cm"><text:p/></draw:line></draw:g><draw:frame draw:style-name="gr7" draw:text-style-name="P19" svg:width="8.467cm" svg:height="0.625cm" svg:x="0.319cm" svg:y="21.528cm"><draw:text-box><text:p text:style-name="P18"><text:span text:style-name="T8">Figure 2. </text:span><text:span text:style-name="T9">This figure spans one column.</text:span></text:p></draw:text-box></draw:frame></draw:g><text:soft-page-break/>A one-line caption should be centered (as that of <text:bookmark-ref text:reference-format="text" text:ref-name="_Ref156787817">Fehler: Referenz nicht gefunden</text:bookmark-ref>), two or more lines ragged right (<text:bookmark-ref text:reference-format="text" text:ref-name="_Ref154328964">Fehler: Referenz nicht gefunden</text:bookmark-ref>). You can use the Finishing Touches macro to have this done automatically. Figures should have a horizontal ruler above and below; the ones below in <text:bookmark-ref text:reference-format="text" text:ref-name="_Ref154328964">Fehler: Referenz nicht gefunden</text:bookmark-ref> and <text:bookmark-ref text:reference-format="text" text:ref-name="_Ref156787817">Fehler: Referenz nicht gefunden</text:bookmark-ref> are part of the caption; the ones above (which are missing in this template) must be inserted manually. Unfortunately, I found no recommendable way to do so.</text:p>
        <text:list xml:id="list110906840693945" text:continue-numbering="true" text:style-name="WW8Num9">
          <text:list-item>
            <text:h text:style-name="SIGPLAN_20_Section_20_heading" text:outline-level="1">Math Displays</text:h>
          </text:list-item>
        </text:list>
        <text:p text:style-name="SIGPLAN_20_Paragraph_20_1">There are two recommended ways to insert equations. One is to use a paragraph formatted with the <text:span text:style-name="SIGPLAN_20_Computer">SIGPLAN Equation</text:span> paragraph style, as in</text:p>
        <text:p text:style-name="SIGPLAN_20_Equation">equation</text:p>
        <text:p text:style-name="SIGPLAN_20_Paragraph_20_1">If you want to add an equation number as in</text:p>
        <text:p text:style-name="SIGPLAN_20_Equation"><text:tab/>equation<text:tab/><text:bookmark-start text:name="_Ref154326298"/>(<text:sequence text:ref-name="refSIGPLAN_Equation0" text:name="SIGPLAN_Equation" text:formula="ooow:SIGPLAN_Equation+1" style:num-format="1">1</text:sequence>)<text:bookmark-end text:name="_Ref154326298"/></text:p>
        <text:p text:style-name="SIGPLAN_20_Paragraph_20_1">insert a tab before and after the equation, and insert the <text:span text:style-name="SIGPLAN_20_Computer">SIGPLAN Equation</text:span> AutoText from the <text:span text:style-name="SIGPLAN_20_Computer">Insert &gt; AutoText</text:span> menu.</text:p>
        <text:p text:style-name="SIGPLAN_20_Paragraph">The other is to enter equations in a 1 row 2 column table, with an (optional) right-aligned sequence number (inserted as above) in the right column. Note that the tabs don’t work within tables; therefore, the equation is always centered in the table’s first column, which may not be what you want.</text:p>
        <table:table table:name="Tabelle2" table:style-name="Tabelle2">
          <table:table-column table:style-name="Tabelle2.A"/>
          <table:table-column table:style-name="Tabelle2.B"/>
          <table:table-row table:style-name="Tabelle2.1">
            <table:table-cell table:style-name="Tabelle2.A1" office:value-type="string">
              <text:p text:style-name="SIGPLAN_20_Equation">equation 1<text:line-break/>equation 2</text:p>
            </table:table-cell>
            <table:table-cell table:style-name="Tabelle2.B1" office:value-type="string">
              <text:p text:style-name="SIGPLAN_20_Equation_20_number">(<text:sequence text:ref-name="refSIGPLAN_Equation1" text:name="SIGPLAN_Equation" text:formula="ooow:SIGPLAN_Equation+1" style:num-format="1">2</text:sequence>)</text:p>
            </table:table-cell>
          </table:table-row>
        </table:table>
        <text:p text:style-name="SIGPLAN_20_Paragraph_20_1">You can have multiple lines within each table row; the equation sequence number is then centered vertically (which is probably the only true advantage of using the table). Note that Word ignores the “no space between paragraphs of same style” setting within tables, so you might prefer to insert a hard line break (by pressing <text:span text:style-name="SIGPLAN_20_Computer">Shift + Return</text:span>) for more than one line.</text:p>
        <text:p text:style-name="SIGPLAN_20_Paragraph">You can cross reference an equation from the text, as in <text:bookmark-ref text:reference-format="text" text:ref-name="_Ref154326298">(1)</text:bookmark-ref>, in very much the same way as you can reference a figure, simply by using Word’s cross referencing facility (<text:span text:style-name="SIGPLAN_20_Computer">Insert &gt; Reference &gt; Cross Reference &gt; SIGPLAN Equation</text:span>).</text:p>
        <text:list xml:id="list110906781691233" text:continue-numbering="true" text:style-name="WW8Num9">
          <text:list-item>
            <text:h text:style-name="SIGPLAN_20_Section_20_heading" text:outline-level="1">Enunciations</text:h>
          </text:list-item>
        </text:list>
        <text:p text:style-name="SIGPLAN_20_Paragraph_20_1">Enunciations are paragraphs containing theorems, lemmas, proofs, etc. Use <text:span text:style-name="SIGPLAN_20_Computer">SIGPLAN Enunciation</text:span> paragraph style for the paragraph and <text:span text:style-name="SIGPLAN_20_Computer">SIGPLAN Enunciation caption</text:span> character style for the caption. Paragraphs following an enunciation need not be indented (i.e., you can use <text:span text:style-name="SIGPLAN_20_Computer">SIGPLAN Paragraph 1</text:span> for subsequent paragraphs).</text:p>
        <text:p text:style-name="SIGPLAN_20_Paragraph">As with figures and equations, Word’s AutoText feature can be used to insert a template naming (and numbering) the enunciation. For this, choose <text:span text:style-name="SIGPLAN_20_Computer">Insert &gt; AutoText</text:span> from the menu and select the corresponding entry. If the current paragraph is formatted with the <text:span text:style-name="SIGPLAN_20_Computer">SIGPLAN Enunciation</text:span> paragraph style, the applicable AutoText entries are pre-selected.</text:p>
        <text:p text:style-name="SIGPLAN_20_Paragraph">Alternatively, you can copy and paste the following paragraphs.</text:p>
        <text:p text:style-name="SIGPLAN_20_Enunciation"><text:span text:style-name="SIGPLAN_20_Enunciation_20_caption">Theorem </text:span><text:span text:style-name="SIGPLAN_20_Enunciation_20_caption"><text:sequence text:ref-name="refSIGPLAN_Theorem0" text:name="SIGPLAN_Theorem" text:formula="ooow:SIGPLAN_Theorem+1" style:num-format="1">1</text:sequence></text:span> (name). One em space must follow the period. The name is not set in small caps. The leading text can be inserted using <text:span text:style-name="SIGPLAN_20_Computer">Insert &gt; AutoText &gt; SIGPLAN Theorem</text:span>.</text:p>
        <text:p text:style-name="SIGPLAN_20_Enunciation"><text:span text:style-name="SIGPLAN_20_Enunciation_20_caption">Proof</text:span>.  One em space must follow the period. The leading text can be inserted using <text:span text:style-name="SIGPLAN_20_Computer">Insert &gt; AutoText &gt; SIGPLAN Proof</text:span>.</text:p>
        <text:p text:style-name="SIGPLAN_20_Enunciation"><text:bookmark-start text:name="_Ref154384719"/><text:span text:style-name="SIGPLAN_20_Enunciation_20_caption">Lemma </text:span><text:span text:style-name="SIGPLAN_20_Enunciation_20_caption"><text:sequence text:ref-name="refSIGPLAN_Lemma0" text:name="SIGPLAN_Lemma" text:formula="ooow:SIGPLAN_Lemma+1" style:num-format="1">1</text:sequence></text:span><text:bookmark-end text:name="_Ref154384719"/> (name). One em space must follow the period. The name is not set in small caps. The leading text can be inserted using <text:span text:style-name="SIGPLAN_20_Computer">Insert &gt; AutoText &gt; SIGPLAN Lemma</text:span>.</text:p>
        <text:p text:style-name="SIGPLAN_20_Paragraph_20_1">Last but not least, you can use (copy and paste) the following paragraph for creating enunciations, and then right-click on “SIGPLAN Enunciation” and select the kind of the enunciation from the context menu. </text:p>
        <text:p text:style-name="SIGPLAN_20_Enunciation"><field:fieldmark-start text:name="__Fieldmark__301_862228147" field:type="vnd.oasis.opendocument.field.UNHANDLED"><field:param field:name="vnd.oasis.opendocument.field.code" field:value=" AUTOTEXTLIST   \s &quot;SIGPLAN Enunciation&quot; \t &quot;select type from context menu&quot; \* MERGEFORMAT "/><field:param field:name="vnd.oasis.opendocument.field.id" field:value="89"/></field:fieldmark-start>SIGPLAN Enunciation<field:fieldmark-end/></text:p>
        <text:p text:style-name="SIGPLAN_20_Paragraph">Note that there is excessive space between enunciations in the above example; this can be removed by executing the Finishing Touches macro (<text:span text:style-name="SIGPLAN_20_Computer">Alt + Ctrl + f</text:span>).</text:p>
        <text:p text:style-name="SIGPLAN_20_Paragraph">To cross reference a numbered enunciation from the text, you can use Word’s cross referencing facility. For this, you must either add a bookmark manually and reference this, or use the <text:span text:style-name="SIGPLAN_20_Computer">Insert &gt; Reference &gt; Cross Reference</text:span> function. For the latter option to work, you must have checked the “add SIGPLAN Caption labels” option during the creation of a new SIGPLAN document.</text:p>
        <text:list xml:id="list110907739815970" text:continue-numbering="true" text:style-name="WW8Num9">
          <text:list-item>
            <text:h text:style-name="SIGPLAN_20_Section_20_heading" text:outline-level="1">Lists</text:h>
          </text:list-item>
        </text:list>
        <text:p text:style-name="SIGPLAN_20_Paragraph_20_1">Use the <text:span text:style-name="SIGPLAN_20_Computer">SIGPLAN List item</text:span> paragraph style for a paragraph containing a list item. This gives you the right space before and after the item. Use the</text:p>
        <text:list xml:id="list4337429832972753105" text:style-name="WW8Num5">
          <text:list-item>
            <text:p text:style-name="P11"><text:span text:style-name="SIGPLAN_20_Computer">SIGPLAN List bullet</text:span>, </text:p>
          </text:list-item>
        </text:list>
        <text:list xml:id="list3024156651691259954" text:style-name="WW8Num6">
          <text:list-item>
            <text:p text:style-name="P12"><text:span text:style-name="SIGPLAN_20_Computer">SIGPLAN List number</text:span>, or </text:p>
          </text:list-item>
        </text:list>
        <text:list xml:id="list3536497444784423009" text:style-name="WW8Num20">
          <text:list-item>
            <text:p text:style-name="P13"><text:span text:style-name="SIGPLAN_20_Computer">SIGPLAN List letter</text:span> </text:p>
          </text:list-item>
        </text:list>
        <text:p text:style-name="SIGPLAN_20_Paragraph_20_1">list style to select the kind of bullet you want. Finally, use Word’s indentation function to push any item to the desired level. To create mixed lists, i.e., lists with different kinds of bullets on different levels, you have to break up the enumeration using the context menu on the bullet you want to change. However, be warned: because lists can be interrupted by ordinary text, Word may think of different lists as belonging together, which may lead to rather surprising formatting effects.</text:p>
        <text:p text:style-name="SIGPLAN_20_Paragraph">If a list item consists of more than one paragraph, use the <text:span text:style-name="SIGPLAN_20_Computer">SIGPLAN List paragraph</text:span> paragraph style for all paragraphs without a bullet.</text:p>
        <text:list xml:id="list110907798667342" text:continue-list="list110907739815970" text:style-name="WW8Num9">
          <text:list-item>
            <text:h text:style-name="SIGPLAN_20_Section_20_heading" text:outline-level="1">Bibliographic References</text:h>
          </text:list-item>
        </text:list>
        <text:p text:style-name="SIGPLAN_20_Paragraph_20_1">Word’s native support for bibliographic references is rather weak. This template therefore adds some support in the form of the <text:soft-page-break/>SIGPLAN Bibliographic reference manager macro, which you may find useful. It is started by pressing <text:span text:style-name="SIGPLAN_20_Computer">Alt + Ctrl + b</text:span>. To be able to use it, macros must be activated (cf. Footnote <text:note-ref text:note-class="footnote" text:ref-name="ftn0">Fehler: Referenz nicht gefunden</text:note-ref>).</text:p>
        <text:p text:style-name="SIGPLAN_20_Paragraph">The Bibliographic reference manager lets you add automatically bookmarked entries to the References section of the document (whose heading must be formatted with the <text:span text:style-name="SIGPLAN_20_Computer">SIGPLAN References heading</text:span> style). These entries can be cross referenced from the main text using the manager. Depending on your choice made upon creation of the document (the template instantiation), the text appearing as the cross reference is either an automatically assigned number (as in [<text:bookmark-ref text:reference-format="text" text:ref-name="_SIGPLAN_Bibref_unk00">1</text:bookmark-ref>], whose value depends on the position of the entry in the list of references) or a string that you can enter. For the purpose of identification, each bibliographic entry must be given a unique ID, which must not contain spaces or special characters.</text:p>
        <text:list xml:id="list110907338497699" text:continue-numbering="true" text:style-name="WW8Num9">
          <text:list-item>
            <text:h text:style-name="SIGPLAN_20_Section_20_heading" text:outline-level="1">Copyright Notice</text:h>
          </text:list-item>
        </text:list>
        <text:p text:style-name="SIGPLAN_20_Paragraph_20_1">The copyright notice on page 1 of this template is anchored in the page footer. If you want to change it, you must set <text:span text:style-name="SIGPLAN_20_Computer">View</text:span> to <text:span text:style-name="SIGPLAN_20_Computer">Header and Footer</text:span>.</text:p>
        <text:list xml:id="list110908024248967" text:continue-numbering="true" text:style-name="WW8Num9">
          <text:list-item>
            <text:h text:style-name="SIGPLAN_20_Section_20_heading" text:outline-level="1">Disclaimer</text:h>
          </text:list-item>
        </text:list>
        <text:p text:style-name="SIGPLAN_20_Paragraph_20_1">This template is still under development. In particular, automated support for figures (e.g., the horizontal rulers required in the ACM SIGPLAN proceedings style specification) is still lacking.</text:p>
        <text:p text:style-name="SIGPLAN_20_Paragraph">Send all comments, suggestions for improvements, and especially examples of how to do it better, to the address given in the abstract.</text:p>
        <text:list xml:id="list8064115233761752899" text:style-name="WW8Num4">
          <text:list-item>
            <text:h text:style-name="SIGPLAN_20_Acknowledgments_20_heading" text:outline-level="1"/>
          </text:list-item>
        </text:list>
        <text:p text:style-name="SIGPLAN_20_Paragraph_20_1">The acknowledgments heading is unnumbered. You can use the <text:span text:style-name="SIGPLAN_20_Computer">SIGPLAN Acknowledgments heading</text:span> paragraph style for it (which will save you from deciding whether there should be an ‘e’ after the ‘g’). The trailing tab is automatically added and cannot be deleted. Alternatively, you can use the <text:span text:style-name="SIGPLAN_20_Computer">SIGPLAN Section heading</text:span> paragraph style and backspace the numbering. This lets you write “Acknowledgments” any which way you please.</text:p>
        <text:list xml:id="list957517649392852432" text:style-name="WW8Num11">
          <text:list-item>
            <text:h text:style-name="P14" text:outline-level="1"/>
          </text:list-item>
        </text:list>
        <text:p text:style-name="SIGPLAN_20_Paragraph_20_1">The appendix, if any, should be placed before the references. In case you have several and want to number them, you can also use the <text:span text:style-name="SIGPLAN_20_Computer">SIGPLAN Section heading</text:span> paragraph style as described above.</text:p>
        <text:list xml:id="list1515721248681445075" text:style-name="WW8Num16">
          <text:list-item>
            <text:h text:style-name="SIGPLAN_20_References_20_heading" text:outline-level="1"/>
          </text:list-item>
        </text:list>
        <text:p text:style-name="SIGPLAN_20_Reference">[<text:bookmark-start text:name="_SIGPLAN_Bibref_unk00"/><text:sequence text:ref-name="refReference0" text:name="Reference" text:formula="ooow:Reference+1" style:num-format="1">1</text:sequence><text:bookmark-end text:name="_SIGPLAN_Bibref_unk00"/>]<text:tab/>unknown author <text:span text:style-name="T1">Trying to Mimic Tex with MS Word®: Combining WYSIWYG with Post-Processing</text:span> unpublished manuscript, in preparation.</text:p>
        <text:p text:style-name="SIGPLAN_20_Paragraph_20_1"><text:span text:style-name="T1">Watch out: The last character in this column is a section break which must not be deleted. If you delete it accidentally, undo (press </text:span><text:span text:style-name="SIGPLAN_20_Computer">Ctrl + z</text:span><text:span text:style-name="T1">) immediately. If you want to even out columns on the last page, delete characters one by one (using </text:span><text:span text:style-name="SIGPLAN_20_Computer">Del</text:span><text:span text:style-name="T1"> on your keyboard) until you see the desired effect.</text:span></text:p>
      </text:section>
      <text:section text:style-name="Sect2" text:name="Bereich2">
        <text:p text:style-name="SIGPLAN_20_Basic"/>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71cm" fo:margin-bottom="0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Standard" style:next-style-name="Standard" style:default-outline-level="5" style:class="text">
      <style:paragraph-properties fo:margin-top="0.071cm" fo:margin-bottom="0cm" loext:contextual-spacing="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SIGPLAN_20_Basic" style:display-name="SIGPLAN Basic"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9">
      <style:paragraph-properties fo:margin-top="0.212cm" fo:margin-bottom="0.176cm" loext:contextual-spacing="false" fo:line-height="0.459cm"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IGPLAN_20_Paragraph_20_1" style:list-style-name="WW8Num4"/>
    <style:style style:name="SIGPLAN_20_Abstract_20_heading" style:display-name="SIGPLAN Abstract heading" style:family="paragraph" style:parent-style-name="SIGPLAN_20_Acknowledgments_20_heading" style:next-style-name="SIGPLAN_20_Paragraph_20_1" style:list-style-name="WW8Num18">
      <style:paragraph-properties fo:margin-top="0cm" fo:margin-bottom="0.176cm" loext:contextual-spacing="false" fo:line-height="0.423cm"/>
    </style:style>
    <style:style style:name="SIGPLAN_20_Paragraph_20_1" style:display-name="SIGPLAN Paragraph 1" style:family="paragraph" style:parent-style-name="Standard" style:next-style-name="SIGPLAN_20_Paragraph">
      <style:paragraph-properties fo:line-height="0.353cm" fo:text-align="justify" style:justify-single-word="false"/>
      <style:text-properties fo:font-size="9pt" style:font-size-asian="9pt"/>
    </style:style>
    <style:style style:name="SIGPLAN_20_Paragraph" style:display-name="SIGPLAN Paragraph" style:family="paragraph" style:parent-style-name="SIGPLAN_20_Paragraph_20_1">
      <style:paragraph-properties fo:margin-left="0cm" fo:margin-right="0cm" fo:text-indent="0.423cm" style:auto-text-indent="false"/>
    </style:style>
    <style:style style:name="Footnote" style:family="paragraph" style:parent-style-name="Standard" style:class="extra">
      <style:paragraph-properties fo:margin-top="0cm" fo:margin-bottom="0.106cm" loext:contextual-spacing="false" fo:line-height="0.318cm" fo:text-align="justify" style:justify-single-word="false"/>
      <style:text-properties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SIGPLAN_20_Title" style:display-name="SIGPLAN Title" style:family="paragraph" style:parent-style-name="SIGPLAN_20_Basic">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section_20_heading" style:display-name="SIGPLAN Subsection heading" style:family="paragraph" style:parent-style-name="SIGPLAN_20_Section_20_heading" style:next-style-name="SIGPLAN_20_Paragraph_20_1" style:default-outline-level="2" style:list-style-name="WW8Num9">
      <style:paragraph-properties fo:margin-top="0.318cm" fo:margin-bottom="0.176cm" loext:contextual-spacing="false"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9"/>
    <style:style style:name="SIGPLAN_20_Author_20_name" style:display-name="SIGPLAN Author name" style:family="paragraph" style:parent-style-name="Standard" style:next-style-name="SIGPLAN_20_Author_20_affiliation">
      <style:paragraph-properties fo:margin-top="0cm" fo:margin-bottom="0.035cm" loext:contextual-spacing="false" fo:line-height="0.459cm" fo:text-align="center" style:justify-single-word="false" fo:hyphenation-ladder-count="no-limit"/>
      <style:text-properties fo:font-size="11pt"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IGPLAN_20_Author_20_email">
      <style:paragraph-properties fo:margin-top="0.176cm" fo:margin-bottom="0cm" loext:contextual-spacing="true" fo:line-height="0.353cm"/>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71cm" fo:margin-bottom="0cm"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Subtitle" style:display-name="SIGPLAN Subtitle" style:family="paragraph" style:parent-style-name="SIGPLAN_20_Title" style:next-style-name="SIGPLAN_20_Basic">
      <style:paragraph-properties fo:margin-top="0.212cm" fo:margin-bottom="0cm" loext:contextual-spacing="false" fo:line-height="0.635cm"/>
      <style:text-properties fo:font-size="14pt" style:font-size-asian="14pt"/>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fo:margin-top="0.247cm" fo:margin-bottom="0cm" loext:contextual-spacing="false"/>
    </style:style>
    <style:style style:name="SIGPLAN_20_Copyright_20_notice" style:display-name="SIGPLAN Copyright notice" style:family="paragraph" style:parent-style-name="SIGPLAN_20_Basic">
      <style:paragraph-properties fo:line-height="0.282cm" fo:text-align="justify" style:justify-single-word="false" fo:hyphenation-ladder-count="no-limit"/>
      <style:text-properties fo:font-size="7pt" style:font-size-asian="7pt" fo:hyphenate="false" fo:hyphenation-remain-char-count="2" fo:hyphenation-push-char-count="2"/>
    </style:style>
    <style:style style:name="SIGPLAN_20_Figure_20_caption" style:display-name="SIGPLAN Figure caption" style:family="paragraph" style:parent-style-name="SIGPLAN_20_Paragraph_20_1">
      <style:paragraph-properties fo:margin-top="0.035cm" fo:margin-bottom="0cm" loext:contextual-spacing="false" fo:text-align="start" style:justify-single-word="false"/>
      <style:text-properties fo:font-size="9pt" style:font-size-asian="9pt"/>
    </style:style>
    <style:style style:name="SIGPLAN_20_Equation" style:display-name="SIGPLAN Equation" style:family="paragraph" style:parent-style-name="SIGPLAN_20_Paragraph_20_1" style:next-style-name="SIGPLAN_20_Paragraph_20_1">
      <style:paragraph-properties fo:margin-top="0.176cm" fo:margin-bottom="0.176cm" loext:contextual-spacing="true" fo:text-align="center" style:justify-single-word="false">
        <style:tab-stops>
          <style:tab-stop style:position="4.233cm" style:type="center"/>
          <style:tab-stop style:position="8.467cm" style:type="right"/>
        </style:tab-stops>
      </style:paragraph-properties>
    </style:style>
    <style:style style:name="SIGPLAN_20_References_20_heading" style:display-name="SIGPLAN References heading" style:family="paragraph" style:parent-style-name="SIGPLAN_20_Acknowledgments_20_heading" style:next-style-name="SIGPLAN_20_Reference" style:list-style-name="WW8Num16"/>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SIGPLAN_20_Equation_20_number" style:display-name="SIGPLAN Equation number" style:family="paragraph" style:parent-style-name="SIGPLAN_20_Equation">
      <style:paragraph-properties fo:text-align="end" style:justify-single-word="false"/>
    </style:style>
    <style:style style:name="SIGPLAN_20_Enunciation" style:display-name="SIGPLAN Enunciation" style:family="paragraph" style:parent-style-name="SIGPLAN_20_Paragraph_20_1" style:next-style-name="SIGPLAN_20_Paragraph_20_1">
      <style:paragraph-properties fo:margin-top="0.247cm" fo:margin-bottom="0.247cm" loext:contextual-spacing="false"/>
    </style:style>
    <style:style style:name="SIGPLAN_20_List_20_paragraph" style:display-name="SIGPLAN List paragraph" style:family="paragraph" style:parent-style-name="SIGPLAN_20_Paragraph_20_1">
      <style:paragraph-properties fo:margin-left="0.459cm" fo:margin-right="0cm" fo:margin-top="0.141cm" fo:margin-bottom="0.141cm" loext:contextual-spacing="false" fo:text-indent="0cm" style:auto-text-indent="false"/>
    </style:style>
    <style:style style:name="SIGPLAN_20_List_20_item" style:display-name="SIGPLAN List item" style:family="paragraph" style:parent-style-name="SIGPLAN_20_List_20_paragraph">
      <style:paragraph-properties fo:margin-left="0cm" fo:margin-right="0cm" fo:text-indent="0cm" style:auto-text-indent="false"/>
    </style:style>
    <style:style style:name="SIGPLAN_20_Appendix_20_heading" style:display-name="SIGPLAN Appendix heading" style:family="paragraph" style:parent-style-name="SIGPLAN_20_Section_20_heading" style:next-style-name="SIGPLAN_20_Paragraph_20_1" style:list-style-name="WW8Num11"/>
    <style:style style:name="SIGPLAN_20_Reference" style:display-name="SIGPLAN Reference" style:family="paragraph" style:parent-style-name="SIGPLAN_20_Paragraph_20_1">
      <style:paragraph-properties fo:margin-left="0.6cm" fo:margin-right="0cm" fo:margin-top="0cm" fo:margin-bottom="0.141cm" loext:contextual-spacing="false" fo:line-height="0.318cm" fo:text-indent="-0.6cm" style:auto-text-indent="fals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2"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2" style:family="text"/>
    <style:style style:name="WW8Num20z0" style:family="text"/>
    <style:style style:name="Absatz-Standardschriftart" style:family="text"/>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Kommentarzeichen" style:family="text" style:parent-style-name="Absatz-Standardschriftart">
      <style:text-properties fo:font-size="8pt" style:font-size-asian="8pt" style:font-size-complex="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3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3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3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3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3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3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3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 style:num-format="1">
        <style:list-level-properties text:list-level-position-and-space-mode="label-alignment">
          <style:list-level-label-alignment text:label-followed-by="nothing"/>
        </style:list-level-properties>
      </text:list-level-style-number>
      <text:list-level-style-number text:level="2" text:style-name="WW8Num8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8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 style:num-format="1">
        <style:list-level-properties text:list-level-position-and-space-mode="label-alignment">
          <style:list-level-label-alignment text:label-followed-by="nothing"/>
        </style:list-level-properties>
      </text:list-level-style-number>
      <text:list-level-style-number text:level="2" text:style-name="WW8Num9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9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3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3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3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3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3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3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3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3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References" style:num-format="">
        <style:list-level-properties text:list-level-position-and-space-mode="label-alignment">
          <style:list-level-label-alignment text:label-followed-by="listtab"/>
        </style:list-level-properties>
      </text:list-level-style-number>
      <text:list-level-style-number text:level="2" text:style-name="WW8Num16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7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7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7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7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7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7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7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7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Abstract" style:num-format="">
        <style:list-level-properties text:list-level-position-and-space-mode="label-alignment">
          <style:list-level-label-alignment text:label-followed-by="listtab"/>
        </style:list-level-properties>
      </text:list-level-style-number>
      <text:list-level-style-number text:level="2" text:style-name="WW8Num18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19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19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19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19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19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19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19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20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20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20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20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20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20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20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20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PLAN Conference Proceedings template</dc:title>
    <meta:creation-date>2016-10-29T19:08:23.200675196</meta:creation-date>
    <dc:date>2016-11-17T11:09:05.802775656</dc:date>
    <meta:print-date>2007-01-30T19:41:00</meta:print-date>
    <meta:editing-cycles>37</meta:editing-cycles>
    <meta:editing-duration>PT13M7S</meta:editing-duration>
    <meta:generator>LibreOffice/5.1.2.2$Linux_X86_64 LibreOffice_project/10m0$Build-2</meta:generator>
    <meta:document-statistic meta:table-count="2" meta:image-count="0" meta:object-count="0" meta:page-count="4" meta:paragraph-count="87" meta:word-count="2064" meta:character-count="13299" meta:non-whitespace-character-count="11317"/>
    <meta:user-defined meta:name="dgnword-docGUID">{B45AB55A-A53D-450D-9D82-179F535FF058}</meta:user-defined>
    <meta:user-defined meta:name="dgnword-eventsink">32712896</meta:user-defined>
  </office:meta>
</office:document-meta>
</file>

<file path=Basic/SIGPLANStyleMacros/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Dim storyRange As range
            For Each storyRange In ActiveDocument.StoryRanges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SIGPLANStyleMacros/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cript:module>
</file>

<file path=Basic/SIGPLANStyleMacros/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script:module>
</file>

<file path=Basic/SIGPLANStyleMacros/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If InStr(reference.code.Text, "\* MERGEFORMAT") = 0 Then _
                        reference.code.InsertAfter ("\* MERGEFORMA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LineSpacing) + "/" + Trim(Str(.SpaceAfter + 10))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SIGPLANStyleMacros/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Makro9()
'
' Makro9 Makro
' Makro aufgezeichnet am 02.12.2006 von Friedrich Steimann
'
    Selection.Fields.Add range:=Selection.range, Type:=wdFieldEmpty, Text:= _
        "SEQ ""Reference""", PreserveFormatting:=True
End Sub

</script:module>
</file>

<file path=Basic/SIGPLANStyleMacros/TestMacros.xml><?xml version="1.0" encoding="utf-8"?>
<!DOCTYPE module  PUBLIC '-//OpenOffice.org//DTD OfficeDocument 1.0//EN'  'module.dtd'>
<script:module xmlns:script="http://openoffice.org/2000/script" script:name="TestMacros" script:language="StarBasic" script:moduleType="normal">Rem Attribute VBA_ModuleType=VBAModule
Option VBASupport 1
Sub aab()
    MsgBox TypeName(Selection.Paragraphs(1).Parent)
    Dim lastCharacter As range
    Set lastCharacter = Selection.Paragraphs(1).range
    lastCharacter.Collapse Direction:=wdCollapseEnd
    lastCharacter.MoveEnd Unit:=wdCharacter, Count:=-1
    MsgBox Selection.Paragraphs(1).range.Information(wdFirstCharacterLineNumber) &lt;&gt; lastCharacter.Information(wdFirstCharacterLineNumber)
    MsgBox lastCharacter.Information(wdFirstCharacterLineNumber)
    'MsgBox ":" + Str(Selection.Information(wdFirstCharacterLineNumber))
End Sub
Sub bbb()
    UserFormBibliography.TextBoxID.Text

    ReferenceName = InputBox("Enter how this source should be referenced from text (LNI style; you can change this later by replacing the text in brackets):", "Adding a Bibliographic Source", DefaultText)
    Selection.MoveLeft Unit:=wdCharacter, Count:=1
    Selection.TypeText Text:=ReferenceName
    Selection.Delete Unit:=wdCharacter, Count:=1
    Selection.MoveRight Unit:=wdCharacter, Count:=1
    Selection.TypeText Text:=vbTab
    Selection.style = ActiveDocument.Styles("LNI reference")
End Sub

</script:module>
</file>

<file path=Basic/SIGPLANStyleMacros/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SIGPLANStyleMacros/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SIGPLANStyleMacros/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End Sub

</script:module>
</file>

<file path=Basic/SIGPLANStyleMacros/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script:module>
</file>

<file path=Basic/SIGPLANStyleMacros/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SIGPLANStyleMacros/script-lb.xml><?xml version="1.0" encoding="utf-8"?>
<!DOCTYPE library  PUBLIC '-//OpenOffice.org//DTD OfficeDocument 1.0//EN'  'library.dtd'>
<library:library xmlns:library="http://openoffice.org/2000/library" library:name="SIGPLANStyleMacros" library:readonly="false" library:passwordprotected="false">
  <library:element library:name="Bibliography"/>
  <library:element library:name="Constants"/>
  <library:element library:name="FormFinalTouches"/>
  <library:element library:name="Formatting"/>
  <library:element library:name="NewMacros"/>
  <library:element library:name="TestMacros"/>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

<file path=Dialogs/SIGPLANStyleMacros/FormFinalTouches.xml><?xml version="1.0" encoding="utf-8"?>
<!DOCTYPE window  PUBLIC '-//OpenOffice.org//DTD OfficeDocument 1.0//EN'  'dialog.dtd'>
<dlg:window xmlns:dlg="http://openoffice.org/2000/dialog" xmlns:script="http://openoffice.org/2000/script" dlg:style-id="13" dlg:id="FormFinalTouches" dlg:left="0" dlg:top="0" dlg:width="123" dlg:height="197"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4" dlg:top="5" dlg:width="115" dlg:height="103">
      <dlg:title dlg:value="things to fix"/>
      <dlg:bulletinboard>
        <dlg:checkbox dlg:style-id="1" dlg:id="CheckBoxAdjustSpaceParagraphs" dlg:tab-index="0" dlg:left="4" dlg:top="5" dlg:width="101" dlg:height="15"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13" dlg:top="18" dlg:width="97" dlg:height="15"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4" dlg:top="33" dlg:width="77" dlg:height="15"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4" dlg:top="47" dlg:width="94" dlg:height="15"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4" dlg:top="62" dlg:width="77" dlg:height="15" dlg:help-text="centered for one line, ragged right else" dlg:tabstop="true" dlg:value="align figure captions" dlg:valign="center" dlg:image-position="top-center" dlg:multiline="true" dlg:checked="true"/>
        <dlg:checkbox dlg:style-id="6" dlg:id="CheckBoxAdaptFormattingOfCrossReferences" dlg:tab-index="5" dlg:left="4" dlg:top="77" dlg:width="107" dlg:height="15" dlg:help-text="blends in the appearance of a cross reference with the surrounding text" dlg:tabstop="true" dlg:value="adapt formatting of cross references" dlg:valign="center" dlg:image-position="top-center" dlg:multiline="true" dlg:checked="true"/>
      </dlg:bulletinboard>
    </dlg:frame>
    <dlg:checkbox dlg:style-id="7" dlg:id="CheckBoxMarkAllChanges" dlg:tab-index="1" dlg:left="17" dlg:top="108" dlg:width="99" dlg:height="15"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4" dlg:top="128" dlg:width="115" dlg:height="44">
      <dlg:title dlg:value="things to check"/>
      <dlg:bulletinboard>
        <dlg:checkbox dlg:style-id="9" dlg:id="CheckBoxParagraphStyleUsage" dlg:tab-index="0" dlg:left="4" dlg:top="5" dlg:width="77" dlg:height="15"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4" dlg:top="20" dlg:width="101" dlg:height="15"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9" dlg:top="177" dlg:width="38" dlg:height="15" dlg:tabstop="true" dlg:value="Go" dlg:valign="center" dlg:image-position="top-center"/>
    <dlg:button dlg:style-id="12" dlg:id="CommandButtonCancel" dlg:tab-index="4" dlg:left="77" dlg:top="177" dlg:width="38" dlg:height="15" dlg:tabstop="true" dlg:value="Cancel" dlg:valign="center" dlg:image-position="top-center"/>
  </dlg:bulletinboard>
</dlg:window>
</file>

<file path=Dialogs/SIGPLANStyleMacros/UserFormBibliography.xml><?xml version="1.0" encoding="utf-8"?>
<!DOCTYPE window  PUBLIC '-//OpenOffice.org//DTD OfficeDocument 1.0//EN'  'dialog.dtd'>
<dlg:window xmlns:dlg="http://openoffice.org/2000/dialog" xmlns:script="http://openoffice.org/2000/script" dlg:style-id="0" dlg:id="UserFormBibliography" dlg:left="0" dlg:top="0" dlg:width="162" dlg:height="12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62" dlg:height="123" dlg:value="1">
      <dlg:bulletinboard>
        <dlg:page dlg:style-id="0" dlg:id="PageInsertReference" dlg:tab-index="0" dlg:visible="false" dlg:left="1" dlg:top="13" dlg:width="160" dlg:height="109" dlg:title="insert reference">
          <dlg:bulletinboard>
            <dlg:menulist dlg:style-id="1" dlg:control-implementation="stardiv.one.form.component.ListBox" dlg:id="ListBoxReferences" dlg:tab-index="0" dlg:left="4" dlg:top="11" dlg:width="153" dlg:height="50" dlg:help-text="you must select an entry to be able to insert it" dlg:tabstop="true"/>
            <dlg:button dlg:style-id="2" dlg:id="CommandButtonInsertReference" dlg:tab-index="1" dlg:disabled="true" dlg:left="9" dlg:top="89" dlg:width="30" dlg:height="17" dlg:help-text="insert at current cursor position a reference to the entry selected above" dlg:tabstop="true" dlg:value="Insert" dlg:valign="center" dlg:image-position="top-center"/>
            <dlg:button dlg:style-id="3" dlg:id="CommandButtonClose1" dlg:tab-index="2" dlg:left="124" dlg:top="89" dlg:width="30" dlg:height="17" dlg:tabstop="true" dlg:value="Close" dlg:valign="center" dlg:image-position="top-center"/>
            <dlg:button dlg:style-id="4" dlg:id="CommandButtonRefresh" dlg:tab-index="3" dlg:left="43" dlg:top="89" dlg:width="30" dlg:height="17" dlg:help-text="refresh the above list from the entries of the References section" dlg:tabstop="true" dlg:value="Refresh" dlg:valign="center" dlg:image-position="top-center"/>
            <dlg:text dlg:style-id="5" dlg:id="Label1" dlg:tab-index="4" dlg:left="11" dlg:top="2" dlg:width="17" dlg:height="10" dlg:value="ID" dlg:valign="top" dlg:multiline="true" dlg:tabstop="false"/>
            <dlg:text dlg:style-id="6" dlg:id="Label2" dlg:tab-index="5" dlg:left="25" dlg:top="2" dlg:width="13" dlg:height="10" dlg:value="ref" dlg:valign="top" dlg:multiline="true" dlg:tabstop="false"/>
            <dlg:text dlg:style-id="7" dlg:id="Label3" dlg:tab-index="6" dlg:left="39" dlg:top="2" dlg:width="21" dlg:height="10" dlg:value="entry" dlg:valign="top" dlg:multiline="true" dlg:tabstop="false"/>
            <dlg:text dlg:style-id="8" dlg:id="LabelSelection" dlg:tab-index="7" dlg:left="4" dlg:top="59" dlg:width="154" dlg:height="25" dlg:valign="top" dlg:multiline="true" dlg:tabstop="false"/>
          </dlg:bulletinboard>
        </dlg:page>
        <dlg:page dlg:style-id="0" dlg:id="PageNewEntry" dlg:tab-index="1" dlg:left="1" dlg:top="13" dlg:width="160" dlg:height="109" dlg:title="new entry">
          <dlg:bulletinboard>
            <dlg:text dlg:style-id="9" dlg:id="LabelId" dlg:tab-index="0" dlg:left="4" dlg:top="5" dlg:width="38" dlg:height="10" dlg:value="unique ID" dlg:valign="top" dlg:multiline="true" dlg:tabstop="false"/>
            <dlg:textfield dlg:style-id="10" dlg:id="TextBoxID" dlg:tab-index="1" dlg:left="51" dlg:top="5" dlg:width="38" dlg:height="13" dlg:help-text="enter a unique identifier for your bibliographic source (no special characters or spaces allowed)" dlg:tabstop="true"/>
            <dlg:textfield dlg:style-id="11" dlg:id="TextBoxReferenceString" dlg:tab-index="2" dlg:disabled="true" dlg:left="51" dlg:top="26" dlg:width="102" dlg:height="13" dlg:help-text="this string will appear where you reference the entry" dlg:tabstop="true"/>
            <dlg:text dlg:style-id="12" dlg:id="LabelEntry" dlg:tab-index="3" dlg:left="4" dlg:top="39" dlg:width="17" dlg:height="10" dlg:value="entry" dlg:valign="top" dlg:multiline="true" dlg:tabstop="false"/>
            <dlg:textfield dlg:style-id="13" dlg:id="TextBoxReferenceText" dlg:tab-index="4" dlg:left="4" dlg:top="49" dlg:width="149" dlg:height="37" dlg:help-text="formatting will have to be done in the text (having a Bibtex parser here would be nice ...)" dlg:tabstop="true" dlg:multiline="true"/>
            <dlg:button dlg:style-id="14" dlg:id="CommandButtonAdd" dlg:tab-index="5" dlg:left="9" dlg:top="89" dlg:width="30" dlg:height="17" dlg:help-text="add the above entry to the References section of your document" dlg:tabstop="true" dlg:value="Add" dlg:valign="center" dlg:image-position="top-center"/>
            <dlg:button dlg:style-id="15" dlg:id="CommandButtonClose2" dlg:tab-index="6" dlg:left="124" dlg:top="89" dlg:width="30" dlg:height="17" dlg:tabstop="true" dlg:value="Close" dlg:valign="center" dlg:image-position="top-center"/>
            <dlg:text dlg:style-id="16" dlg:id="LabelReferenceString" dlg:tab-index="7" dlg:left="4" dlg:top="28" dlg:width="47" dlg:height="10" dlg:value="reference string" dlg:valign="top" dlg:multiline="true" dlg:tabstop="false"/>
          </dlg:bulletinboard>
        </dlg:page>
        <dlg:page dlg:style-id="0" dlg:id="PageSortEntries" dlg:tab-index="2" dlg:visible="false" dlg:left="1" dlg:top="13" dlg:width="160" dlg:height="109" dlg:title="sort entries">
          <dlg:bulletinboard>
            <dlg:radiogroup>
              <dlg:radio dlg:style-id="17" dlg:control-implementation="stardiv.one.form.component.RadioButton" dlg:id="OptionButtonSortReferencesAlphabetically" dlg:tab-index="0" dlg:left="13" dlg:top="15" dlg:width="131" dlg:height="15" dlg:help-text="uses a simple sort based on the entry string" dlg:tabstop="true" dlg:value="sort references alphabetically" dlg:valign="center" dlg:image-position="top-center" dlg:multiline="true" dlg:checked="true"/>
            </dlg:radiogroup>
            <dlg:button dlg:style-id="18" dlg:id="CommandButtonSort" dlg:tab-index="1" dlg:left="9" dlg:top="89" dlg:width="30" dlg:height="17" dlg:help-text="sort entries in References section" dlg:tabstop="true" dlg:value="Sort" dlg:valign="center" dlg:image-position="top-center"/>
            <dlg:button dlg:style-id="19" dlg:id="CommandButtonClose3" dlg:tab-index="2" dlg:left="124" dlg:top="89" dlg:width="30" dlg:height="17" dlg:tabstop="true" dlg:value="Close" dlg:valign="center" dlg:image-position="top-center"/>
            <dlg:text dlg:style-id="20" dlg:id="Label4" dlg:tab-index="3" dlg:left="21" dlg:top="34" dlg:width="119" dlg:height="15" dlg:value="(currently no other sort options available)" dlg:valign="top" dlg:multiline="true" dlg:tabstop="false"/>
          </dlg:bulletinboard>
        </dlg:page>
      </dlg:bulletinboard>
    </dlg:multipage>
  </dlg:bulletinboard>
</dlg:window>
</file>

<file path=Dialogs/SIGPLANStyleMacros/UserFormInitialize.xml><?xml version="1.0" encoding="utf-8"?>
<!DOCTYPE window  PUBLIC '-//OpenOffice.org//DTD OfficeDocument 1.0//EN'  'dialog.dtd'>
<dlg:window xmlns:dlg="http://openoffice.org/2000/dialog" xmlns:script="http://openoffice.org/2000/script" dlg:style-id="7" dlg:id="UserFormInitialize" dlg:left="0" dlg:top="0" dlg:width="162" dlg:height="119"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styles>
  <dlg:bulletinboard>
    <dlg:frame dlg:style-id="0" dlg:id="Frame1" dlg:tab-index="0" dlg:left="4" dlg:top="3" dlg:width="154" dlg:height="56">
      <dlg:title dlg:value="Bibliogrpahic referencing"/>
      <dlg:bulletinboard>
        <dlg:text dlg:style-id="1" dlg:id="LabelReferencingStyle" dlg:tab-index="0" dlg:left="4" dlg:top="7" dlg:width="141" dlg:height="20" dlg:value="How do you wish to reference your bibliographic sources (&quot;references&quot;) from the main text?" dlg:valign="top" dlg:multiline="true" dlg:tabstop="false"/>
        <dlg:radiogroup>
          <dlg:radio dlg:style-id="2" dlg:control-implementation="stardiv.one.form.component.RadioButton" dlg:id="OptionButtonNumericReferencing" dlg:tab-index="1" dlg:left="4" dlg:top="23" dlg:width="137" dlg:height="14"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4" dlg:top="35" dlg:width="133" dlg:height="15"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4" dlg:top="64" dlg:width="154" dlg:height="30">
      <dlg:title dlg:value="Referencing figures etc."/>
      <dlg:bulletinboard>
        <dlg:checkbox dlg:style-id="5" dlg:id="CheckBoxAddCustomCaptionLabels" dlg:tab-index="0" dlg:left="4" dlg:top="5" dlg:width="144" dlg:height="15" dlg:help-text="adds new (custom) labels for figures, equations, etc. to your Word installation (can later be deleted using Insert &gt; Reference &gt; Caption &gt; Delete Label)" dlg:tabstop="true" dlg:value="add custom caption labels for cross-referencing" dlg:valign="center" dlg:image-position="top-center" dlg:multiline="true" dlg:checked="true"/>
      </dlg:bulletinboard>
    </dlg:frame>
    <dlg:button dlg:style-id="6" dlg:id="CommandButtonOK" dlg:tab-index="2" dlg:left="66" dlg:top="98" dlg:width="30" dlg:height="15" dlg:help-text="continue with creation of new document" dlg:tabstop="true" dlg:value="OK" dlg:valign="center" dlg:image-position="top-center"/>
  </dlg:bulletinboard>
</dlg:window>
</file>

<file path=Dialogs/SIGPLANStyleMacros/UserFormMenu.xml><?xml version="1.0" encoding="utf-8"?>
<!DOCTYPE window  PUBLIC '-//OpenOffice.org//DTD OfficeDocument 1.0//EN'  'dialog.dtd'>
<dlg:window xmlns:dlg="http://openoffice.org/2000/dialog" xmlns:script="http://openoffice.org/2000/script" dlg:style-id="4" dlg:id="UserFormMenu" dlg:left="0" dlg:top="0" dlg:width="127" dlg:height="58"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30" dlg:width="128" dlg:height="15" dlg:tabstop="true" dlg:value="finishing touches" dlg:valign="center" dlg:image-position="top-center"/>
    <dlg:button dlg:style-id="1" dlg:id="CommandButtonAddReference" dlg:tab-index="1" dlg:left="0" dlg:top="0" dlg:width="128" dlg:height="15" dlg:tabstop="true" dlg:value="add a bibliographic entry" dlg:valign="center" dlg:image-position="top-center"/>
    <dlg:button dlg:style-id="2" dlg:id="CommandButtonInsertReference" dlg:tab-index="2" dlg:left="0" dlg:top="15" dlg:width="128" dlg:height="15" dlg:tabstop="true" dlg:value="insert a reference to a bibliographic entry" dlg:valign="center" dlg:image-position="top-center"/>
    <dlg:button dlg:style-id="3" dlg:id="CommandButtonCancel" dlg:tab-index="3" dlg:left="0" dlg:top="44" dlg:width="128" dlg:height="15" dlg:tabstop="true" dlg:value="Cancel" dlg:valign="center" dlg:image-position="top-center"/>
  </dlg:bulletinboard>
</dlg:window>
</file>

<file path=Dialogs/SIGPLANStyleMacros/dialog-lb.xml><?xml version="1.0" encoding="utf-8"?>
<!DOCTYPE library  PUBLIC '-//OpenOffice.org//DTD OfficeDocument 1.0//EN'  'library.dtd'>
<library:library xmlns:library="http://openoffice.org/2000/library" library:name="SIGPLANStyleMacros"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